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fo:color="#003c3d" style:font-name="Nuhalin 3" fo:font-size="8pt" officeooo:rsid="001636c3" officeooo:paragraph-rsid="0021e54d" style:font-size-asian="8pt" style:font-size-complex="8pt"/>
    </style:style>
    <style:style style:name="P2" style:family="paragraph" style:parent-style-name="Standard">
      <style:text-properties fo:color="#003c3d" style:font-name="Nuhalin 3" fo:font-size="8pt" officeooo:rsid="001e1ecc" officeooo:paragraph-rsid="0021e54d" style:font-size-asian="8pt" style:font-size-complex="8pt"/>
    </style:style>
    <style:style style:name="P3" style:family="paragraph" style:parent-style-name="Standard">
      <style:text-properties fo:color="#003c3d" style:font-name="Nuhalin 3" fo:font-size="8pt" officeooo:rsid="001ff9da" officeooo:paragraph-rsid="0021e54d" style:font-size-asian="8pt" style:font-size-complex="8pt"/>
    </style:style>
    <style:style style:name="P4" style:family="paragraph" style:parent-style-name="Standard">
      <style:text-properties style:font-name="Inconsolata" officeooo:rsid="001636c3" officeooo:paragraph-rsid="001636c3"/>
    </style:style>
    <style:style style:name="P5" style:family="paragraph" style:parent-style-name="Standard">
      <style:text-properties style:font-name="Inconsolata" officeooo:rsid="001636c3" officeooo:paragraph-rsid="0023e3f0"/>
    </style:style>
    <style:style style:name="P6" style:family="paragraph" style:parent-style-name="Standard">
      <style:text-properties style:font-name="Inconsolata" officeooo:rsid="001636c3" officeooo:paragraph-rsid="0021e54d"/>
    </style:style>
    <style:style style:name="P7" style:family="paragraph" style:parent-style-name="Standard">
      <style:text-properties style:font-name="Inconsolata" officeooo:rsid="001636c3" officeooo:paragraph-rsid="002722ad"/>
    </style:style>
    <style:style style:name="P8" style:family="paragraph" style:parent-style-name="Standard">
      <style:text-properties style:font-name="Inconsolata" officeooo:rsid="001636c3" officeooo:paragraph-rsid="002ed88c"/>
    </style:style>
    <style:style style:name="P9" style:family="paragraph" style:parent-style-name="Standard">
      <style:text-properties style:font-name="Inconsolata" officeooo:rsid="001636c3" officeooo:paragraph-rsid="003731d9"/>
    </style:style>
    <style:style style:name="P10" style:family="paragraph" style:parent-style-name="Standard">
      <style:text-properties style:font-name="Inconsolata" officeooo:rsid="001636c3" officeooo:paragraph-rsid="004149b8"/>
    </style:style>
    <style:style style:name="P11" style:family="paragraph" style:parent-style-name="Standard">
      <style:text-properties style:font-name="Inconsolata" officeooo:rsid="003731d9" officeooo:paragraph-rsid="003731d9"/>
    </style:style>
    <style:style style:name="P12" style:family="paragraph" style:parent-style-name="Standard">
      <style:text-properties style:font-name="Inconsolata" officeooo:rsid="004149b8" officeooo:paragraph-rsid="00397352"/>
    </style:style>
    <style:style style:name="P13" style:family="paragraph" style:parent-style-name="Standard">
      <style:text-properties officeooo:rsid="001636c3" officeooo:paragraph-rsid="0021e54d"/>
    </style:style>
    <style:style style:name="P14" style:family="paragraph" style:parent-style-name="Standard">
      <style:text-properties officeooo:rsid="001636c3" officeooo:paragraph-rsid="001636c3"/>
    </style:style>
    <style:style style:name="P15" style:family="paragraph" style:parent-style-name="Standard">
      <style:text-properties officeooo:rsid="001636c3" officeooo:paragraph-rsid="0023e3f0"/>
    </style:style>
    <style:style style:name="P16" style:family="paragraph" style:parent-style-name="Standard">
      <style:text-properties officeooo:rsid="001636c3" officeooo:paragraph-rsid="002722ad"/>
    </style:style>
    <style:style style:name="P17" style:family="paragraph" style:parent-style-name="Standard">
      <style:text-properties officeooo:rsid="001636c3" officeooo:paragraph-rsid="0027760c"/>
    </style:style>
    <style:style style:name="P18" style:family="paragraph" style:parent-style-name="Standard">
      <style:text-properties officeooo:rsid="001636c3" officeooo:paragraph-rsid="002ed88c"/>
    </style:style>
    <style:style style:name="P19" style:family="paragraph" style:parent-style-name="Standard">
      <style:text-properties officeooo:rsid="001636c3" officeooo:paragraph-rsid="003731d9"/>
    </style:style>
    <style:style style:name="P20" style:family="paragraph" style:parent-style-name="Standard">
      <style:text-properties officeooo:rsid="001636c3" officeooo:paragraph-rsid="00397352"/>
    </style:style>
    <style:style style:name="P21" style:family="paragraph" style:parent-style-name="Standard">
      <style:text-properties officeooo:rsid="001636c3" officeooo:paragraph-rsid="004149b8"/>
    </style:style>
    <style:style style:name="P22" style:family="paragraph" style:parent-style-name="Standard">
      <style:text-properties officeooo:paragraph-rsid="001636c3"/>
    </style:style>
    <style:style style:name="P23" style:family="paragraph" style:parent-style-name="Standard">
      <style:text-properties officeooo:rsid="002ed88c" officeooo:paragraph-rsid="003ecb1b"/>
    </style:style>
    <style:style style:name="P24" style:family="paragraph" style:parent-style-name="Standard">
      <style:text-properties officeooo:rsid="002ed88c" officeooo:paragraph-rsid="004149b8"/>
    </style:style>
    <style:style style:name="P25" style:family="paragraph" style:parent-style-name="Standard">
      <style:text-properties fo:font-size="12pt" officeooo:rsid="002ed88c" officeooo:paragraph-rsid="002ed88c" style:font-size-asian="12pt" style:font-size-complex="12pt"/>
    </style:style>
    <style:style style:name="P26" style:family="paragraph" style:parent-style-name="Standard">
      <style:text-properties fo:font-size="12pt" officeooo:rsid="003f6fe5" officeooo:paragraph-rsid="003f6fe5" style:font-size-asian="12pt" style:font-size-complex="12pt"/>
    </style:style>
    <style:style style:name="P27" style:family="paragraph" style:parent-style-name="Standard">
      <style:text-properties fo:font-size="6.40000009536743pt" officeooo:rsid="003ecb1b" officeooo:paragraph-rsid="003ecb1b" style:font-size-asian="6.40000009536743pt" style:font-size-complex="6.40000009536743pt"/>
    </style:style>
    <style:style style:name="P28" style:family="paragraph" style:parent-style-name="Standard">
      <style:text-properties fo:font-size="6.40000009536743pt" officeooo:rsid="003ecb1b" officeooo:paragraph-rsid="004149b8" style:font-size-asian="6.40000009536743pt" style:font-size-complex="6.40000009536743pt"/>
    </style:style>
    <style:style style:name="P29" style:family="paragraph" style:parent-style-name="Standard">
      <style:text-properties fo:font-size="6.40000009536743pt" officeooo:rsid="002ed88c" officeooo:paragraph-rsid="002ed88c" style:font-size-asian="6.40000009536743pt" style:font-size-complex="6.40000009536743pt"/>
    </style:style>
    <style:style style:name="T1" style:family="text">
      <style:text-properties style:font-name="Inconsolata"/>
    </style:style>
    <style:style style:name="T2" style:family="text">
      <style:text-properties style:font-name="Inconsolata" officeooo:rsid="001636c3"/>
    </style:style>
    <style:style style:name="T3" style:family="text">
      <style:text-properties style:font-name="Inconsolata" officeooo:rsid="0016a023"/>
    </style:style>
    <style:style style:name="T4" style:family="text">
      <style:text-properties style:font-name="Inconsolata" officeooo:rsid="00170548"/>
    </style:style>
    <style:style style:name="T5" style:family="text">
      <style:text-properties style:font-name="Inconsolata" officeooo:rsid="00196c27"/>
    </style:style>
    <style:style style:name="T6" style:family="text">
      <style:text-properties style:font-name="Inconsolata" officeooo:rsid="001da1d7"/>
    </style:style>
    <style:style style:name="T7" style:family="text">
      <style:text-properties style:font-name="Inconsolata" officeooo:rsid="0021aad5"/>
    </style:style>
    <style:style style:name="T8" style:family="text">
      <style:text-properties style:font-name="Inconsolata" officeooo:rsid="0021e54d"/>
    </style:style>
    <style:style style:name="T9" style:family="text">
      <style:text-properties style:font-name="Inconsolata" officeooo:rsid="0023e3f0"/>
    </style:style>
    <style:style style:name="T10" style:family="text">
      <style:text-properties style:font-name="Inconsolata" officeooo:rsid="002722ad"/>
    </style:style>
    <style:style style:name="T11" style:family="text">
      <style:text-properties style:font-name="Inconsolata" officeooo:rsid="0027760c"/>
    </style:style>
    <style:style style:name="T12" style:family="text">
      <style:text-properties style:font-name="Inconsolata" officeooo:rsid="00288dad"/>
    </style:style>
    <style:style style:name="T13" style:family="text">
      <style:text-properties style:font-name="Inconsolata" officeooo:rsid="002ed88c"/>
    </style:style>
    <style:style style:name="T14" style:family="text">
      <style:text-properties style:font-name="Inconsolata" officeooo:rsid="003251bd"/>
    </style:style>
    <style:style style:name="T15" style:family="text">
      <style:text-properties style:font-name="Inconsolata" officeooo:rsid="0033ede2"/>
    </style:style>
    <style:style style:name="T16" style:family="text">
      <style:text-properties style:font-name="Inconsolata" officeooo:rsid="0039046a"/>
    </style:style>
    <style:style style:name="T17" style:family="text">
      <style:text-properties style:font-name="Inconsolata" officeooo:rsid="00397352"/>
    </style:style>
    <style:style style:name="T18" style:family="text">
      <style:text-properties style:font-name="Inconsolata" officeooo:rsid="003a37b3"/>
    </style:style>
    <style:style style:name="T19" style:family="text">
      <style:text-properties style:font-name="Inconsolata" officeooo:rsid="003c0eb1"/>
    </style:style>
    <style:style style:name="T20" style:family="text">
      <style:text-properties style:font-name="Inconsolata" officeooo:rsid="003ecb1b"/>
    </style:style>
    <style:style style:name="T21" style:family="text">
      <style:text-properties style:font-name="Inconsolata" officeooo:rsid="004b04cf"/>
    </style:style>
    <style:style style:name="T22" style:family="text">
      <style:text-properties style:font-name="Inconsolata" officeooo:rsid="004d9f21"/>
    </style:style>
    <style:style style:name="T23" style:family="text">
      <style:text-properties fo:color="#820f71"/>
    </style:style>
    <style:style style:name="T24" style:family="text">
      <style:text-properties fo:color="#820f71" style:font-name="Inconsolata"/>
    </style:style>
    <style:style style:name="T25" style:family="text">
      <style:text-properties fo:color="#820f71" style:font-name="Inconsolata" officeooo:rsid="001636c3"/>
    </style:style>
    <style:style style:name="T26" style:family="text">
      <style:text-properties fo:color="#820f71" style:font-name="Inconsolata" officeooo:rsid="001da1d7"/>
    </style:style>
    <style:style style:name="T27" style:family="text">
      <style:text-properties fo:color="#820f71" style:font-name="Inconsolata" officeooo:rsid="001e1ecc"/>
    </style:style>
    <style:style style:name="T28" style:family="text">
      <style:text-properties fo:color="#820f71" style:font-name="Inconsolata" officeooo:rsid="0021e54d"/>
    </style:style>
    <style:style style:name="T29" style:family="text">
      <style:text-properties fo:color="#820f71" style:font-name="Inconsolata" officeooo:rsid="0023e3f0"/>
    </style:style>
    <style:style style:name="T30" style:family="text">
      <style:text-properties fo:color="#820f71" style:font-name="Inconsolata" officeooo:rsid="00397352"/>
    </style:style>
    <style:style style:name="T31" style:family="text">
      <style:text-properties fo:color="#820f71" style:font-name="Inconsolata" officeooo:rsid="003cd620"/>
    </style:style>
    <style:style style:name="T32" style:family="text">
      <style:text-properties fo:color="#820f71" style:font-name="Inconsolata" officeooo:rsid="0047e323"/>
    </style:style>
    <style:style style:name="T33" style:family="text">
      <style:text-properties fo:color="#820f71" style:font-name="Inconsolata" officeooo:rsid="004b04cf"/>
    </style:style>
    <style:style style:name="T34" style:family="text">
      <style:text-properties fo:color="#820f71" style:font-name="Inconsolata" officeooo:rsid="004c4fa0"/>
    </style:style>
    <style:style style:name="T35" style:family="text">
      <style:text-properties fo:color="#820f71" style:font-name="Inconsolata" officeooo:rsid="004d9f21"/>
    </style:style>
    <style:style style:name="T36" style:family="text">
      <style:text-properties fo:color="#820f71" officeooo:rsid="0016a023"/>
    </style:style>
    <style:style style:name="T37" style:family="text">
      <style:text-properties fo:color="#003c3d"/>
    </style:style>
    <style:style style:name="T38" style:family="text">
      <style:text-properties fo:color="#003c3d" style:font-name="Nuhalin 3"/>
    </style:style>
    <style:style style:name="T39" style:family="text">
      <style:text-properties fo:color="#003c3d" style:font-name="Nuhalin 3" fo:font-size="8pt" style:font-size-asian="8pt" style:font-size-complex="8pt"/>
    </style:style>
    <style:style style:name="T40" style:family="text">
      <style:text-properties fo:color="#003c3d" style:font-name="Nuhalin 3" fo:font-size="8pt" officeooo:rsid="001636c3" style:font-size-asian="8pt" style:font-size-complex="8pt"/>
    </style:style>
    <style:style style:name="T41" style:family="text">
      <style:text-properties fo:color="#003c3d" style:font-name="Nuhalin 3" fo:font-size="8pt" officeooo:rsid="001da1d7" style:font-size-asian="8pt" style:font-size-complex="8pt"/>
    </style:style>
    <style:style style:name="T42" style:family="text">
      <style:text-properties fo:color="#003c3d" style:font-name="Nuhalin 3" fo:font-size="8pt" officeooo:rsid="001e1ecc" style:font-size-asian="8pt" style:font-size-complex="8pt"/>
    </style:style>
    <style:style style:name="T43" style:family="text">
      <style:text-properties fo:color="#003c3d" style:font-name="Nuhalin 3" fo:font-size="8pt" officeooo:rsid="001ff9da" style:font-size-asian="8pt" style:font-size-complex="8pt"/>
    </style:style>
    <style:style style:name="T44" style:family="text">
      <style:text-properties fo:color="#003c3d" style:font-name="Nuhalin 3" fo:font-size="8pt" officeooo:rsid="0021e54d" style:font-size-asian="8pt" style:font-size-complex="8pt"/>
    </style:style>
    <style:style style:name="T45" style:family="text">
      <style:text-properties fo:color="#003c3d" style:font-name="Nuhalin 3" fo:font-size="8pt" officeooo:rsid="0023e3f0" style:font-size-asian="8pt" style:font-size-complex="8pt"/>
    </style:style>
    <style:style style:name="T46" style:family="text">
      <style:text-properties fo:color="#003c3d" style:font-name="Nuhalin 3" fo:font-size="8pt" officeooo:rsid="00397352" style:font-size-asian="8pt" style:font-size-complex="8pt"/>
    </style:style>
    <style:style style:name="T47" style:family="text">
      <style:text-properties fo:color="#003c3d" style:font-name="Nuhalin 3" officeooo:rsid="0023e3f0"/>
    </style:style>
    <style:style style:name="T48" style:family="text">
      <style:text-properties fo:color="#003c3d" style:font-name="Nuhalin 3" officeooo:rsid="001ff9da"/>
    </style:style>
    <style:style style:name="T49" style:family="text">
      <style:text-properties fo:color="#003c3d" style:font-name="Nuhalin 3" fo:font-size="6.40000009536743pt" style:font-size-asian="6.40000009536743pt" style:font-size-complex="6.40000009536743pt"/>
    </style:style>
    <style:style style:name="T50" style:family="text">
      <style:text-properties fo:color="#003c3d" style:font-name="Nuhalin 3" fo:font-size="6.40000009536743pt" officeooo:rsid="0023e3f0" style:font-size-asian="6.40000009536743pt" style:font-size-complex="6.40000009536743pt"/>
    </style:style>
    <style:style style:name="T51" style:family="text">
      <style:text-properties fo:color="#003c3d" style:font-name="Nuhalin 3" fo:font-size="6.40000009536743pt" officeooo:rsid="0021e54d" style:font-size-asian="6.40000009536743pt" style:font-size-complex="6.40000009536743pt"/>
    </style:style>
    <style:style style:name="T52" style:family="text">
      <style:text-properties fo:color="#003c3d" style:font-name="Nuhalin 3" fo:font-size="6.40000009536743pt" officeooo:rsid="00397352" style:font-size-asian="6.40000009536743pt" style:font-size-complex="6.40000009536743pt"/>
    </style:style>
    <style:style style:name="T53" style:family="text">
      <style:text-properties fo:color="#003c3d" style:font-name="Nuhalin 3" fo:font-size="6.40000009536743pt" officeooo:rsid="001ff9da" style:font-size-asian="6.40000009536743pt" style:font-size-complex="6.40000009536743pt"/>
    </style:style>
    <style:style style:name="T54" style:family="text">
      <style:text-properties fo:color="#003c3d" style:font-name="Nuhalin 3" fo:font-size="6.40000009536743pt" officeooo:rsid="001e1ecc" style:font-size-asian="6.40000009536743pt" style:font-size-complex="6.40000009536743pt"/>
    </style:style>
    <style:style style:name="T55" style:family="text">
      <style:text-properties fo:color="#003c3d" style:font-name="Nuhalin 3" fo:font-size="6.40000009536743pt" officeooo:rsid="001da1d7" style:font-size-asian="6.40000009536743pt" style:font-size-complex="6.40000009536743pt"/>
    </style:style>
    <style:style style:name="T56" style:family="text">
      <style:text-properties fo:color="#003c3d" style:font-name="Nuhalin 3" fo:font-size="6.40000009536743pt" officeooo:rsid="001636c3" style:font-size-asian="6.40000009536743pt" style:font-size-complex="6.40000009536743pt"/>
    </style:style>
    <style:style style:name="T57" style:family="text">
      <style:text-properties fo:color="#003c3d" style:font-name="Nuhalin 3" fo:font-size="6.40000009536743pt" officeooo:rsid="004b04cf" style:font-size-asian="6.40000009536743pt" style:font-size-complex="6.40000009536743pt"/>
    </style:style>
    <style:style style:name="T58" style:family="text">
      <style:text-properties fo:color="#003c3d" style:font-name="Nuhalin 3" fo:font-size="6.40000009536743pt" officeooo:rsid="004c4fa0" style:font-size-asian="6.40000009536743pt" style:font-size-complex="6.40000009536743pt"/>
    </style:style>
    <style:style style:name="T59" style:family="text">
      <style:text-properties fo:color="#003c3d" style:font-name="Nuhalin 3" fo:font-size="6.40000009536743pt" officeooo:rsid="004d9f21" style:font-size-asian="6.40000009536743pt" style:font-size-complex="6.40000009536743pt"/>
    </style:style>
    <style:style style:name="T60" style:family="text">
      <style:text-properties fo:color="#003c3d" style:font-name="Nuhalin 3" fo:font-size="6.40000009536743pt" officeooo:rsid="004deca3" style:font-size-asian="6.40000009536743pt" style:font-size-complex="6.40000009536743pt"/>
    </style:style>
    <style:style style:name="T61" style:family="text">
      <style:text-properties fo:color="#003c3d" fo:font-size="6.40000009536743pt" style:font-size-asian="6.40000009536743pt" style:font-size-complex="6.40000009536743pt"/>
    </style:style>
    <style:style style:name="T62" style:family="text">
      <style:text-properties fo:color="#003c3d" fo:font-size="12pt" style:font-size-asian="12pt" style:font-size-complex="12pt"/>
    </style:style>
    <style:style style:name="T63" style:family="text">
      <style:text-properties officeooo:rsid="001880f8"/>
    </style:style>
    <style:style style:name="T64" style:family="text">
      <style:text-properties fo:color="#ce181e" style:font-name="Inconsolata" style:text-underline-style="none"/>
    </style:style>
    <style:style style:name="T65" style:family="text">
      <style:text-properties fo:color="#ce181e" style:font-name="Inconsolata" style:text-underline-style="none" officeooo:rsid="003251bd"/>
    </style:style>
    <style:style style:name="T66" style:family="text">
      <style:text-properties fo:color="#ce181e" style:font-name="Inconsolata" style:text-underline-style="none" officeooo:rsid="0016a023"/>
    </style:style>
    <style:style style:name="T67" style:family="text">
      <style:text-properties fo:color="#ce181e" style:font-name="Inconsolata" style:text-underline-style="none" officeooo:rsid="00170548"/>
    </style:style>
    <style:style style:name="T68" style:family="text">
      <style:text-properties fo:color="#ce181e" style:font-name="Inconsolata" style:text-underline-style="none" officeooo:rsid="00196c27"/>
    </style:style>
    <style:style style:name="T69" style:family="text">
      <style:text-properties fo:color="#ce181e" style:font-name="Inconsolata" officeooo:rsid="003251bd"/>
    </style:style>
    <style:style style:name="T70" style:family="text">
      <style:text-properties fo:color="#ce181e" style:font-name="Inconsolata" officeooo:rsid="0033ede2"/>
    </style:style>
    <style:style style:name="T71" style:family="text">
      <style:text-properties fo:color="#ce181e" style:font-name="Inconsolata" officeooo:rsid="003973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..................................................................................</text:p>
      <text:p text:style-name="P7"><text:span text:style-name="T62">nuhAlin</text:span> . <text:span text:style-name="T36">keyboard</text:span> . English <text:span text:style-name="T63">(pronunciation and/or commentary if necessary)</text:span></text:p>
      <text:p text:style-name="P4"/>
      <text:p text:style-name="P5">...................................................................................</text:p>
      <text:p text:style-name="P15"><text:span text:style-name="T51">?</text:span><text:span text:style-name="T1"> . </text:span><text:span text:style-name="T29">?</text:span><text:span text:style-name="T8"> . </text:span><text:span text:style-name="T9">n</text:span><text:span text:style-name="T8">umbers</text:span></text:p>
      <text:p text:style-name="P1"/>
      <text:p text:style-name="P4"><text:span text:style-name="T49">0</text:span> . <text:span text:style-name="T23">0</text:span> . 0</text:p>
      <text:p text:style-name="P4"><text:span text:style-name="T49">1</text:span> . <text:span text:style-name="T23">1</text:span> . 1</text:p>
      <text:p text:style-name="P4"><text:span text:style-name="T49">2</text:span> . <text:span text:style-name="T23">2</text:span> . 2</text:p>
      <text:p text:style-name="P4"><text:span text:style-name="T49">3</text:span> . <text:span text:style-name="T23">3</text:span> . 3</text:p>
      <text:p text:style-name="P4"><text:span text:style-name="T49">4</text:span> . <text:span text:style-name="T23">4</text:span> . 4</text:p>
      <text:p text:style-name="P4"><text:span text:style-name="T49">5</text:span> . <text:span text:style-name="T23">5</text:span> . 5</text:p>
      <text:p text:style-name="P22"><text:span text:style-name="T56">6</text:span><text:span text:style-name="T2"> . </text:span><text:span text:style-name="T25">6</text:span><text:span text:style-name="T2"> . 6</text:span></text:p>
      <text:p text:style-name="P14"><text:span text:style-name="T49">7</text:span><text:span text:style-name="T1"> . </text:span><text:span text:style-name="T24">7</text:span><text:span text:style-name="T1"> . 7</text:span></text:p>
      <text:p text:style-name="P14"><text:span text:style-name="T49">8</text:span><text:span text:style-name="T1"> . </text:span><text:span text:style-name="T24">8</text:span><text:span text:style-name="T1"> . 8</text:span></text:p>
      <text:p text:style-name="P14"><text:span text:style-name="T49">!</text:span><text:span text:style-name="T1"> . </text:span><text:span text:style-name="T24">!</text:span><text:span text:style-name="T1"> . 9</text:span></text:p>
      <text:p text:style-name="P14"><text:span text:style-name="T49">@</text:span><text:span text:style-name="T1"> . </text:span><text:span text:style-name="T24">@</text:span><text:span text:style-name="T1"> . 10</text:span></text:p>
      <text:p text:style-name="P14"><text:span text:style-name="T49">#</text:span><text:span text:style-name="T1"> . </text:span><text:span text:style-name="T24">#</text:span><text:span text:style-name="T1"> . 11</text:span></text:p>
      <text:p text:style-name="P14"><text:span text:style-name="T49">$</text:span><text:span text:style-name="T1"> . </text:span><text:span text:style-name="T24">$</text:span><text:span text:style-name="T1"> . 12</text:span></text:p>
      <text:p text:style-name="P14"><text:span text:style-name="T49">%</text:span><text:span text:style-name="T1"> . </text:span><text:span text:style-name="T24">%</text:span><text:span text:style-name="T1"> . 13</text:span></text:p>
      <text:p text:style-name="P14"><text:span text:style-name="T49">^</text:span><text:span text:style-name="T1"> . </text:span><text:span text:style-name="T24">^</text:span><text:span text:style-name="T1"> . 14</text:span></text:p>
      <text:p text:style-name="P14"><text:span text:style-name="T49">&amp;</text:span><text:span text:style-name="T1"> . </text:span><text:span text:style-name="T24">&amp;</text:span><text:span text:style-name="T1"> . 15</text:span></text:p>
      <text:p text:style-name="P4"/>
      <text:p text:style-name="P5">...................................................................................</text:p>
      <text:p text:style-name="P17"><text:span text:style-name="T50">?</text:span><text:span text:style-name="T1"> . </text:span><text:span text:style-name="T29">?</text:span><text:span text:style-name="T8"> . </text:span><text:span text:style-name="T9">weak vowel</text:span><text:span text:style-name="T11">s</text:span></text:p>
      <text:p text:style-name="P17"><text:span text:style-name="T9"/></text:p>
      <text:p text:style-name="P13"><text:span text:style-name="T49">i</text:span><text:span text:style-name="T1"> . </text:span><text:span text:style-name="T24">i</text:span><text:span text:style-name="T1"> . </text:span><text:span text:style-name="T3">i</text:span><text:span text:style-name="T1"> (f</text:span><text:span text:style-name="T64">ee</text:span><text:span text:style-name="T1">ble)</text:span></text:p>
      <text:p text:style-name="P13"><text:span text:style-name="T49">e</text:span><text:span text:style-name="T1"> . </text:span><text:span text:style-name="T24">e</text:span><text:span text:style-name="T1"> . e (</text:span><text:span text:style-name="T3">m</text:span><text:span text:style-name="T66">e</text:span><text:span text:style-name="T3">lee</text:span><text:span text:style-name="T1">)</text:span></text:p>
      <text:p text:style-name="P13"><text:span text:style-name="T49">é</text:span><text:span text:style-name="T1"> . </text:span><text:span text:style-name="T24">é</text:span><text:span text:style-name="T1"> . é (</text:span><text:span text:style-name="T3">n</text:span><text:span text:style-name="T66">e</text:span><text:span text:style-name="T3">bula</text:span><text:span text:style-name="T1">)</text:span></text:p>
      <text:p text:style-name="P13"><text:span text:style-name="T49">a</text:span><text:span text:style-name="T1"> . </text:span><text:span text:style-name="T24">a</text:span><text:span text:style-name="T1"> . a </text:span><text:span text:style-name="T3">(</text:span><text:span text:style-name="T67">u</text:span><text:span text:style-name="T4">nder</text:span><text:span text:style-name="T3">)</text:span></text:p>
      <text:p text:style-name="P13"><text:span text:style-name="T49">á</text:span><text:span text:style-name="T1"> . </text:span><text:span text:style-name="T24">á</text:span><text:span text:style-name="T1"> . á </text:span><text:span text:style-name="T3">(</text:span><text:span text:style-name="T67">a</text:span><text:span text:style-name="T4">rcher</text:span><text:span text:style-name="T3">)</text:span></text:p>
      <text:p text:style-name="P13"><text:span text:style-name="T49">o</text:span><text:span text:style-name="T1"> . </text:span><text:span text:style-name="T24">o</text:span><text:span text:style-name="T1"> . o </text:span><text:span text:style-name="T4">(</text:span><text:span text:style-name="T5">b</text:span><text:span text:style-name="T68">o</text:span><text:span text:style-name="T5">wl</text:span><text:span text:style-name="T4">)</text:span></text:p>
      <text:p text:style-name="P13"><text:span text:style-name="T49">ó</text:span><text:span text:style-name="T1"> . </text:span><text:span text:style-name="T24">ó</text:span><text:span text:style-name="T1"> . ó </text:span><text:span text:style-name="T4">(t</text:span><text:span text:style-name="T67">o</text:span><text:span text:style-name="T4">rch)</text:span></text:p>
      <text:p text:style-name="P13"><text:span text:style-name="T49">u</text:span><text:span text:style-name="T1"> . </text:span><text:span text:style-name="T24">u</text:span><text:span text:style-name="T1"> . u </text:span><text:span text:style-name="T4">(</text:span><text:span text:style-name="T68">oo</text:span><text:span text:style-name="T5">ze</text:span><text:span text:style-name="T4">)</text:span></text:p>
      <text:p text:style-name="P6"/>
      <text:p text:style-name="P5">...................................................................................</text:p>
      <text:p text:style-name="P16"><text:span text:style-name="T51">?</text:span><text:span text:style-name="T1"> . </text:span><text:span text:style-name="T29">?</text:span><text:span text:style-name="T8"> . </text:span><text:span text:style-name="T9">strong vowels</text:span></text:p>
      <text:p text:style-name="P16"><text:span text:style-name="T9"/></text:p>
      <text:p text:style-name="P16"><text:span text:style-name="T10">Strong vowels have the same pronunciation as their weak counterpart</text:span><text:span text:style-name="T12">s</text:span><text:span text:style-name="T10">, but </text:span><text:span text:style-name="T12">they are</text:span><text:span text:style-name="T10"> tonic. Being tonic means that if a word has more than one vowel, one of them must be the </text:span><text:span text:style-name="T12">loud</text:span><text:span text:style-name="T10"> point in the word, therefore a strong vowel.</text:span></text:p>
      <text:p text:style-name="P16"><text:span text:style-name="T10"/></text:p>
      <text:p text:style-name="P15"><text:span text:style-name="T51">I</text:span><text:span text:style-name="T1"> . </text:span><text:span text:style-name="T28">I</text:span><text:span text:style-name="T1"> . </text:span><text:span text:style-name="T8">I</text:span></text:p>
      <text:p text:style-name="P13"><text:span text:style-name="T51">E</text:span><text:span text:style-name="T1"> . </text:span><text:span text:style-name="T28">E</text:span><text:span text:style-name="T1"> . </text:span><text:span text:style-name="T8">E</text:span></text:p>
      <text:p text:style-name="P13"><text:span text:style-name="T51">É</text:span><text:span text:style-name="T1"> . </text:span><text:span text:style-name="T28">É</text:span><text:span text:style-name="T1"> . </text:span><text:span text:style-name="T8">É</text:span></text:p>
      <text:p text:style-name="P13"><text:span text:style-name="T51">A</text:span><text:span text:style-name="T1"> . </text:span><text:span text:style-name="T28">A</text:span><text:span text:style-name="T1"> . </text:span><text:span text:style-name="T8">A</text:span></text:p>
      <text:p text:style-name="P13"><text:span text:style-name="T51">Á</text:span><text:span text:style-name="T1"> . </text:span><text:span text:style-name="T28">Á</text:span><text:span text:style-name="T1"> . </text:span><text:span text:style-name="T8">Á</text:span></text:p>
      <text:p text:style-name="P13"><text:span text:style-name="T51">O</text:span><text:span text:style-name="T1"> . </text:span><text:span text:style-name="T28">O</text:span><text:span text:style-name="T1"> . </text:span><text:span text:style-name="T8">O</text:span></text:p>
      <text:p text:style-name="P13"><text:span text:style-name="T51">Ó</text:span><text:span text:style-name="T1"> . </text:span><text:span text:style-name="T28">Ó</text:span><text:span text:style-name="T1"> . </text:span><text:span text:style-name="T8">Ó</text:span></text:p>
      <text:p text:style-name="P13"><text:span text:style-name="T51">U</text:span><text:span text:style-name="T1"> . </text:span><text:span text:style-name="T28">U</text:span><text:span text:style-name="T1"> . </text:span><text:span text:style-name="T8">U</text:span></text:p>
      <text:p text:style-name="P5"/>
      <text:p text:style-name="P5"><text:soft-page-break/>...................................................................................</text:p>
      <text:p text:style-name="P16"><text:span text:style-name="T51">?</text:span><text:span text:style-name="T1"> . </text:span><text:span text:style-name="T29">?</text:span><text:span text:style-name="T8"> . </text:span><text:span text:style-name="T9">consonant</text:span><text:span text:style-name="T10">s</text:span></text:p>
      <text:p text:style-name="P16"><text:span text:style-name="T9"/></text:p>
      <text:p text:style-name="P15"><text:span text:style-name="T55">f</text:span><text:span text:style-name="T1"> . </text:span><text:span text:style-name="T26">f </text:span><text:span text:style-name="T28">or </text:span><text:span text:style-name="T26">F</text:span><text:span text:style-name="T1"> . </text:span><text:span text:style-name="T6">f</text:span><text:span text:style-name="T1"> </text:span><text:span text:style-name="T4">(</text:span><text:span text:style-name="T65">f</text:span><text:span text:style-name="T14">ast</text:span><text:span text:style-name="T4">)</text:span></text:p>
      <text:p text:style-name="P15"><text:span text:style-name="T55">v</text:span><text:span text:style-name="T1"> . </text:span><text:span text:style-name="T26">v </text:span><text:span text:style-name="T28">or </text:span><text:span text:style-name="T26">V</text:span><text:span text:style-name="T1"> . </text:span><text:span text:style-name="T6">v</text:span><text:span text:style-name="T1"> </text:span><text:span text:style-name="T4">(</text:span><text:span text:style-name="T65">v</text:span><text:span text:style-name="T14">ague</text:span><text:span text:style-name="T4">)</text:span></text:p>
      <text:p text:style-name="P13"><text:span text:style-name="T55">s</text:span><text:span text:style-name="T1"> . </text:span><text:span text:style-name="T26">s </text:span><text:span text:style-name="T28">or </text:span><text:span text:style-name="T26">S</text:span><text:span text:style-name="T1"> . </text:span><text:span text:style-name="T6">s</text:span><text:span text:style-name="T1"> </text:span><text:span text:style-name="T4">(</text:span><text:span text:style-name="T65">s</text:span><text:span text:style-name="T14">ound</text:span><text:span text:style-name="T4">)</text:span></text:p>
      <text:p text:style-name="P13"><text:span text:style-name="T55">z</text:span><text:span text:style-name="T1"> . </text:span><text:span text:style-name="T26">z </text:span><text:span text:style-name="T28">or </text:span><text:span text:style-name="T26">Z</text:span><text:span text:style-name="T1"> . </text:span><text:span text:style-name="T6">z</text:span><text:span text:style-name="T1"> </text:span><text:span text:style-name="T4">(</text:span><text:span text:style-name="T65">z</text:span><text:span text:style-name="T14">ebra</text:span><text:span text:style-name="T4">)</text:span></text:p>
      <text:p text:style-name="P13"><text:span text:style-name="T55">x</text:span><text:span text:style-name="T1"> . </text:span><text:span text:style-name="T26">x </text:span><text:span text:style-name="T28">or </text:span><text:span text:style-name="T26">X</text:span><text:span text:style-name="T1"> . </text:span><text:span text:style-name="T6">x</text:span><text:span text:style-name="T1"> </text:span><text:span text:style-name="T4">(</text:span><text:span text:style-name="T65">sh</text:span><text:span text:style-name="T14">ine</text:span><text:span text:style-name="T4">)</text:span></text:p>
      <text:p text:style-name="P13"><text:span text:style-name="T55">j</text:span><text:span text:style-name="T1"> . </text:span><text:span text:style-name="T26">j </text:span><text:span text:style-name="T28">or </text:span><text:span text:style-name="T26">J</text:span><text:span text:style-name="T1"> . </text:span><text:span text:style-name="T6">j</text:span><text:span text:style-name="T1"> </text:span><text:span text:style-name="T4">(</text:span><text:span text:style-name="T14">gara</text:span><text:span text:style-name="T65">g</text:span><text:span text:style-name="T14">e</text:span><text:span text:style-name="T4">)</text:span></text:p>
      <text:p text:style-name="P2"/>
      <text:p text:style-name="P13"><text:span text:style-name="T54">b</text:span><text:span text:style-name="T1"> . </text:span><text:span text:style-name="T27">b</text:span><text:span text:style-name="T26"> </text:span><text:span text:style-name="T28">or </text:span><text:span text:style-name="T27">B</text:span><text:span text:style-name="T1"> . </text:span><text:span text:style-name="T7">b</text:span><text:span text:style-name="T1"> </text:span><text:span text:style-name="T4">(</text:span><text:span text:style-name="T69">b</text:span><text:span text:style-name="T14">all</text:span><text:span text:style-name="T4">)</text:span></text:p>
      <text:p text:style-name="P13"><text:span text:style-name="T54">p</text:span><text:span text:style-name="T1"> . </text:span><text:span text:style-name="T27">p</text:span><text:span text:style-name="T26"> </text:span><text:span text:style-name="T28">or </text:span><text:span text:style-name="T27">P</text:span><text:span text:style-name="T1"> . </text:span><text:span text:style-name="T7">p</text:span><text:span text:style-name="T1"> </text:span><text:span text:style-name="T4">(</text:span><text:span text:style-name="T69">p</text:span><text:span text:style-name="T14">oint</text:span><text:span text:style-name="T4">)</text:span></text:p>
      <text:p text:style-name="P13"><text:span text:style-name="T54">d</text:span><text:span text:style-name="T1"> . </text:span><text:span text:style-name="T27">d</text:span><text:span text:style-name="T26"> </text:span><text:span text:style-name="T28">or </text:span><text:span text:style-name="T27">D</text:span><text:span text:style-name="T1"> . </text:span><text:span text:style-name="T7">d</text:span><text:span text:style-name="T1"> </text:span><text:span text:style-name="T4">(</text:span><text:span text:style-name="T69">d</text:span><text:span text:style-name="T14">oor</text:span><text:span text:style-name="T4">)</text:span></text:p>
      <text:p text:style-name="P13"><text:span text:style-name="T54">t</text:span><text:span text:style-name="T1"> . </text:span><text:span text:style-name="T27">t</text:span><text:span text:style-name="T26"> </text:span><text:span text:style-name="T28">or </text:span><text:span text:style-name="T27">T</text:span><text:span text:style-name="T1"> . </text:span><text:span text:style-name="T7">t</text:span><text:span text:style-name="T1"> </text:span><text:span text:style-name="T4">(</text:span><text:span text:style-name="T69">t</text:span><text:span text:style-name="T14">ent</text:span><text:span text:style-name="T4">)</text:span></text:p>
      <text:p text:style-name="P13"><text:span text:style-name="T54">g</text:span><text:span text:style-name="T1"> . </text:span><text:span text:style-name="T27">g</text:span><text:span text:style-name="T26"> </text:span><text:span text:style-name="T28">or </text:span><text:span text:style-name="T27">G</text:span><text:span text:style-name="T1"> . </text:span><text:span text:style-name="T7">g</text:span><text:span text:style-name="T1"> </text:span><text:span text:style-name="T4">(</text:span><text:span text:style-name="T69">g</text:span><text:span text:style-name="T14">ame</text:span><text:span text:style-name="T4">)</text:span></text:p>
      <text:p text:style-name="P13"><text:span text:style-name="T54">k</text:span><text:span text:style-name="T1"> . </text:span><text:span text:style-name="T27">k</text:span><text:span text:style-name="T26"> </text:span><text:span text:style-name="T28">or </text:span><text:span text:style-name="T27">K</text:span><text:span text:style-name="T1"> . </text:span><text:span text:style-name="T7">k</text:span><text:span text:style-name="T1"> </text:span><text:span text:style-name="T4">(</text:span><text:span text:style-name="T69">c</text:span><text:span text:style-name="T14">razy</text:span><text:span text:style-name="T4">)</text:span></text:p>
      <text:p text:style-name="P3"/>
      <text:p text:style-name="P13"><text:span text:style-name="T53">h</text:span><text:span text:style-name="T1"> . </text:span><text:span text:style-name="T27">h</text:span><text:span text:style-name="T26"> </text:span><text:span text:style-name="T28">or </text:span><text:span text:style-name="T27">H</text:span><text:span text:style-name="T1"> . </text:span><text:span text:style-name="T7">h</text:span><text:span text:style-name="T1"> </text:span><text:span text:style-name="T4">(</text:span><text:span text:style-name="T69">h</text:span><text:span text:style-name="T14">orse</text:span><text:span text:style-name="T4">)</text:span></text:p>
      <text:p text:style-name="P13"><text:span text:style-name="T53">y</text:span><text:span text:style-name="T1"> . </text:span><text:span text:style-name="T27">y</text:span><text:span text:style-name="T26"> </text:span><text:span text:style-name="T28">or </text:span><text:span text:style-name="T27">Y</text:span><text:span text:style-name="T1"> . </text:span><text:span text:style-name="T7">y</text:span><text:span text:style-name="T1"> </text:span><text:span text:style-name="T4">(</text:span><text:span text:style-name="T69">wr</text:span><text:span text:style-name="T14">ite</text:span><text:span text:style-name="T4">)</text:span></text:p>
      <text:p text:style-name="P13"><text:span text:style-name="T53">l</text:span><text:span text:style-name="T1"> . </text:span><text:span text:style-name="T27">l</text:span><text:span text:style-name="T26"> </text:span><text:span text:style-name="T28">or </text:span><text:span text:style-name="T27">L</text:span><text:span text:style-name="T1"> . </text:span><text:span text:style-name="T7">l</text:span><text:span text:style-name="T1"> </text:span><text:span text:style-name="T4">(</text:span><text:span text:style-name="T69">l</text:span><text:span text:style-name="T14">etter</text:span><text:span text:style-name="T4">)</text:span></text:p>
      <text:p text:style-name="P13"><text:span text:style-name="T53">r</text:span><text:span text:style-name="T1"> . </text:span><text:span text:style-name="T27">r</text:span><text:span text:style-name="T26"> </text:span><text:span text:style-name="T28">or </text:span><text:span text:style-name="T27">R</text:span><text:span text:style-name="T1"> . </text:span><text:span text:style-name="T7">r</text:span><text:span text:style-name="T1"> </text:span><text:span text:style-name="T4">(</text:span><text:span text:style-name="T15">unexists, think Portuguese’</text:span><text:span text:style-name="T19">s</text:span><text:span text:style-name="T15"> or Spanish’</text:span><text:span text:style-name="T19">s</text:span><text:span text:style-name="T15"> “r” as in “</text:span><text:span text:style-name="T70">r</text:span><text:span text:style-name="T15">ád</text:span><text:span text:style-name="T16">i</text:span><text:span text:style-name="T15">o”</text:span><text:span text:style-name="T4">)</text:span></text:p>
      <text:p text:style-name="P13"><text:span text:style-name="T53">n</text:span><text:span text:style-name="T1"> . </text:span><text:span text:style-name="T27">n</text:span><text:span text:style-name="T26"> </text:span><text:span text:style-name="T28">or </text:span><text:span text:style-name="T27">N</text:span><text:span text:style-name="T1"> . </text:span><text:span text:style-name="T7">n</text:span><text:span text:style-name="T1"> </text:span><text:span text:style-name="T4">(</text:span><text:span text:style-name="T70">n</text:span><text:span text:style-name="T15">est</text:span><text:span text:style-name="T4">)</text:span></text:p>
      <text:p text:style-name="P13"><text:span text:style-name="T53">m</text:span><text:span text:style-name="T1"> . </text:span><text:span text:style-name="T27">m</text:span><text:span text:style-name="T26"> </text:span><text:span text:style-name="T28">or </text:span><text:span text:style-name="T27">M</text:span><text:span text:style-name="T1"> . </text:span><text:span text:style-name="T7">m</text:span><text:span text:style-name="T1"> </text:span><text:span text:style-name="T4">(</text:span><text:span text:style-name="T70">m</text:span><text:span text:style-name="T15">oon</text:span><text:span text:style-name="T4">)</text:span></text:p>
      <text:p text:style-name="P8"/>
      <text:p text:style-name="P20"><text:span text:style-name="T60">ss</text:span><text:span text:style-name="T1"> . </text:span><text:span text:style-name="T35">ss</text:span><text:span text:style-name="T30"> </text:span><text:span text:style-name="T35">or SS</text:span><text:span text:style-name="T1"> . </text:span><text:span text:style-name="T22">ss</text:span><text:span text:style-name="T17"> (</text:span><text:span text:style-name="T71">th</text:span><text:span text:style-name="T17">eme)</text:span></text:p>
      <text:p text:style-name="P12"><text:span text:style-name="T17"/></text:p>
      <text:p text:style-name="P8">...................................................................................</text:p>
      <text:p text:style-name="P18"><text:span text:style-name="T51">?</text:span><text:span text:style-name="T1"> . </text:span><text:span text:style-name="T29">?</text:span><text:span text:style-name="T8"> . </text:span><text:span text:style-name="T20">artistic </text:span><text:span text:style-name="T13">alphabet</text:span></text:p>
      <text:p text:style-name="P18"><text:span text:style-name="T9"/></text:p>
      <text:p text:style-name="P29"><text:span text:style-name="T48">i</text:span><text:span text:style-name="T38">eéaáoóu</text:span></text:p>
      <text:p text:style-name="P29"><text:span text:style-name="T38"><text:s/>bpdtgk</text:span></text:p>
      <text:p text:style-name="P29"><text:span text:style-name="T38"><text:s/>hynmrl</text:span></text:p>
      <text:p text:style-name="P29"><text:span text:style-name="T38"><text:s/>fvszxj</text:span></text:p>
      <text:p text:style-name="P29"><text:span text:style-name="T38">IEÉAÁOÓU</text:span></text:p>
      <text:p text:style-name="P18"><text:span text:style-name="T13"/></text:p>
      <text:p text:style-name="P25"><text:span text:style-name="T27">i</text:span><text:span text:style-name="T24">eéaáoóu</text:span></text:p>
      <text:p text:style-name="P25"><text:span text:style-name="T24"><text:s/></text:span><text:span text:style-name="T31">BPDTGK</text:span></text:p>
      <text:p text:style-name="P25"><text:span text:style-name="T24"><text:s/></text:span><text:span text:style-name="T31">HYNMRL</text:span></text:p>
      <text:p text:style-name="P25"><text:span text:style-name="T24"><text:s/></text:span><text:span text:style-name="T31">FVSZXJ</text:span></text:p>
      <text:p text:style-name="P25"><text:span text:style-name="T24">IEÉAÁOÓU</text:span></text:p>
      <text:p text:style-name="P11"/>
      <text:p text:style-name="P9">...................................................................................</text:p>
      <text:p text:style-name="P19"><text:span text:style-name="T51">?</text:span><text:span text:style-name="T1"> . </text:span><text:span text:style-name="T29">?</text:span><text:span text:style-name="T8"> . </text:span><text:span text:style-name="T20">ordered alphabet</text:span></text:p>
      <text:p text:style-name="P23"><text:span text:style-name="T45"/></text:p>
      <text:p text:style-name="P27"><text:span text:style-name="T47">ieéaáoóubpdtgkfvszxjhylrnm</text:span></text:p>
      <text:p text:style-name="P26"><text:span text:style-name="T29">i</text:span><text:span text:style-name="T24">eéaáoóu</text:span><text:span text:style-name="T32">fvszxjbpdtgkhylrnm</text:span></text:p>
      <text:p text:style-name="P10"/>
      <text:p text:style-name="P10">...................................................................................</text:p>
      <text:p text:style-name="P21"><text:span text:style-name="T51">?</text:span><text:span text:style-name="T1"> . </text:span><text:span text:style-name="T29">?</text:span><text:span text:style-name="T8"> . </text:span><text:span text:style-name="T20">?</text:span></text:p>
      <text:p text:style-name="P24"><text:span text:style-name="T45"/></text:p>
      <text:p text:style-name="P28"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5:33.735423431</meta:creation-date>
    <dc:date>2018-06-17T16:12:38.552320399</dc:date>
    <meta:editing-duration>PT1H53M45S</meta:editing-duration>
    <meta:editing-cycles>40</meta:editing-cycles>
    <meta:generator>LibreOffice/6.0.4.2$Linux_X86_64 LibreOffice_project/00m0$Build-2</meta:generator>
    <meta:document-statistic meta:table-count="0" meta:image-count="0" meta:object-count="0" meta:page-count="2" meta:paragraph-count="80" meta:word-count="438" meta:character-count="2047" meta:non-whitespace-character-count="1683"/>
  </office:meta>
</office:document-meta>
</file>